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2feb463" officeooo:paragraph-rsid="02feb463" style:font-weight-asian="bold" style:font-weight-complex="bold"/>
    </style:style>
    <style:style style:name="P3" style:family="paragraph" style:parent-style-name="Text_20_body">
      <style:text-properties officeooo:rsid="02e4bb3c" officeooo:paragraph-rsid="02e910fb"/>
    </style:style>
    <style:style style:name="P4" style:family="paragraph" style:parent-style-name="Text_20_body">
      <style:text-properties officeooo:paragraph-rsid="02f75316"/>
    </style:style>
    <style:style style:name="P5" style:family="paragraph" style:parent-style-name="Text_20_body">
      <style:text-properties officeooo:paragraph-rsid="02f815ab"/>
    </style:style>
    <style:style style:name="P6" style:family="paragraph" style:parent-style-name="Text_20_body">
      <style:text-properties officeooo:paragraph-rsid="02f8b86b"/>
    </style:style>
    <style:style style:name="P7" style:family="paragraph" style:parent-style-name="Text_20_body">
      <style:text-properties officeooo:paragraph-rsid="02ca59d2"/>
    </style:style>
    <style:style style:name="P8" style:family="paragraph" style:parent-style-name="Text_20_body">
      <style:text-properties officeooo:rsid="02f92b32" officeooo:paragraph-rsid="02f92b32"/>
    </style:style>
    <style:style style:name="P9" style:family="paragraph" style:parent-style-name="Text_20_body">
      <style:text-properties officeooo:paragraph-rsid="02f9dc04"/>
    </style:style>
    <style:style style:name="P10" style:family="paragraph" style:parent-style-name="Text_20_body">
      <style:text-properties officeooo:paragraph-rsid="02eb874d"/>
    </style:style>
    <style:style style:name="P11" style:family="paragraph" style:parent-style-name="Text_20_body">
      <style:text-properties officeooo:rsid="02fc9800" officeooo:paragraph-rsid="02fc9800"/>
    </style:style>
    <style:style style:name="P12" style:family="paragraph" style:parent-style-name="Text_20_body">
      <style:text-properties officeooo:paragraph-rsid="02fc9800"/>
    </style:style>
    <style:style style:name="P13" style:family="paragraph" style:parent-style-name="Text_20_body">
      <style:text-properties officeooo:rsid="02fd2275" officeooo:paragraph-rsid="02fd2275"/>
    </style:style>
    <style:style style:name="P14" style:family="paragraph" style:parent-style-name="Text_20_body">
      <style:text-properties officeooo:rsid="02feb463" officeooo:paragraph-rsid="02feb463"/>
    </style:style>
    <style:style style:name="P15" style:family="paragraph" style:parent-style-name="Text_20_body">
      <style:text-properties fo:font-weight="normal" officeooo:rsid="030084e2" officeooo:paragraph-rsid="030084e2" style:font-weight-asian="normal" style:font-weight-complex="normal"/>
    </style:style>
    <style:style style:name="P16" style:family="paragraph" style:parent-style-name="Text_20_body">
      <style:text-properties officeooo:paragraph-rsid="03021915"/>
    </style:style>
    <style:style style:name="P17" style:family="paragraph" style:parent-style-name="Text_20_body">
      <style:text-properties officeooo:rsid="0302cce5" officeooo:paragraph-rsid="0302cce5"/>
    </style:style>
    <style:style style:name="P18" style:family="paragraph" style:parent-style-name="Text_20_body">
      <style:text-properties officeooo:rsid="03021915" officeooo:paragraph-rsid="03021915"/>
    </style:style>
    <style:style style:name="P19" style:family="paragraph" style:parent-style-name="Text_20_body">
      <style:text-properties officeooo:paragraph-rsid="030621ae"/>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6859ac" style:font-weight-asian="bold" style:font-weight-complex="bold"/>
    </style:style>
    <style:style style:name="T4" style:family="text">
      <style:text-properties fo:font-weight="bold" officeooo:rsid="02e5d824" style:font-weight-asian="bold" style:font-weight-complex="bold"/>
    </style:style>
    <style:style style:name="T5" style:family="text">
      <style:text-properties fo:font-weight="bold" officeooo:rsid="02e754d9" style:font-weight-asian="bold" style:font-weight-complex="bold"/>
    </style:style>
    <style:style style:name="T6" style:family="text">
      <style:text-properties fo:font-weight="bold" officeooo:rsid="02eb874d" style:font-weight-asian="bold" style:font-weight-complex="bold"/>
    </style:style>
    <style:style style:name="T7" style:family="text">
      <style:text-properties fo:font-weight="bold" officeooo:rsid="02e4bb3c" style:font-weight-asian="bold" style:font-weight-complex="bold"/>
    </style:style>
    <style:style style:name="T8" style:family="text">
      <style:text-properties fo:font-weight="bold" officeooo:rsid="02f815ab" style:font-weight-asian="bold" style:font-weight-complex="bold"/>
    </style:style>
    <style:style style:name="T9" style:family="text">
      <style:text-properties fo:font-weight="bold" officeooo:rsid="02f75316" style:font-weight-asian="bold" style:font-weight-complex="bold"/>
    </style:style>
    <style:style style:name="T10" style:family="text">
      <style:text-properties fo:font-weight="bold" officeooo:rsid="02fd2275" style:font-weight-asian="bold" style:font-weight-complex="bold"/>
    </style:style>
    <style:style style:name="T11" style:family="text">
      <style:text-properties fo:font-weight="bold" officeooo:rsid="02feb463" style:font-weight-asian="bold" style:font-weight-complex="bold"/>
    </style:style>
    <style:style style:name="T12" style:family="text">
      <style:text-properties fo:font-weight="bold" officeooo:rsid="0302cce5" style:font-weight-asian="bold" style:font-weight-complex="bold"/>
    </style:style>
    <style:style style:name="T13" style:family="text">
      <style:text-properties fo:font-weight="bold" officeooo:rsid="030621a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26859ac" style:font-weight-asian="normal" style:font-weight-complex="normal"/>
    </style:style>
    <style:style style:name="T16" style:family="text">
      <style:text-properties fo:font-weight="normal" officeooo:rsid="02e5d824" style:font-weight-asian="normal" style:font-weight-complex="normal"/>
    </style:style>
    <style:style style:name="T17" style:family="text">
      <style:text-properties fo:font-weight="normal" officeooo:rsid="02eb874d" style:font-weight-asian="normal" style:font-weight-complex="normal"/>
    </style:style>
    <style:style style:name="T18" style:family="text">
      <style:text-properties fo:font-weight="normal" officeooo:rsid="02ece2d9" style:font-weight-asian="normal" style:font-weight-complex="normal"/>
    </style:style>
    <style:style style:name="T19" style:family="text">
      <style:text-properties fo:font-weight="normal" officeooo:rsid="02f75316" style:font-weight-asian="normal" style:font-weight-complex="normal"/>
    </style:style>
    <style:style style:name="T20" style:family="text">
      <style:text-properties fo:font-weight="normal" officeooo:rsid="02f7b0b2" style:font-weight-asian="normal" style:font-weight-complex="normal"/>
    </style:style>
    <style:style style:name="T21" style:family="text">
      <style:text-properties fo:font-weight="normal" officeooo:rsid="02f815ab" style:font-weight-asian="normal" style:font-weight-complex="normal"/>
    </style:style>
    <style:style style:name="T22" style:family="text">
      <style:text-properties fo:font-weight="normal" officeooo:rsid="02e4bb3c" style:font-weight-asian="normal" style:font-weight-complex="normal"/>
    </style:style>
    <style:style style:name="T23" style:family="text">
      <style:text-properties fo:font-weight="normal" officeooo:rsid="02f8b86b" style:font-weight-asian="normal" style:font-weight-complex="normal"/>
    </style:style>
    <style:style style:name="T24" style:family="text">
      <style:text-properties fo:font-weight="normal" officeooo:rsid="02f92b32" style:font-weight-asian="normal" style:font-weight-complex="normal"/>
    </style:style>
    <style:style style:name="T25" style:family="text">
      <style:text-properties fo:font-weight="normal" officeooo:rsid="02fd2275" style:font-weight-asian="normal" style:font-weight-complex="normal"/>
    </style:style>
    <style:style style:name="T26" style:family="text">
      <style:text-properties fo:font-weight="normal" officeooo:rsid="02fdd1a9" style:font-weight-asian="normal" style:font-weight-complex="normal"/>
    </style:style>
    <style:style style:name="T27" style:family="text">
      <style:text-properties fo:font-weight="normal" officeooo:rsid="03030da3" style:font-weight-asian="normal" style:font-weight-complex="normal"/>
    </style:style>
    <style:style style:name="T28" style:family="text">
      <style:text-properties fo:font-weight="normal" officeooo:rsid="030481c1" style:font-weight-asian="normal" style:font-weight-complex="normal"/>
    </style:style>
    <style:style style:name="T29" style:family="text">
      <style:text-properties officeooo:rsid="00e51007"/>
    </style:style>
    <style:style style:name="T30" style:family="text">
      <style:text-properties officeooo:rsid="02c62587"/>
    </style:style>
    <style:style style:name="T31" style:family="text">
      <style:text-properties officeooo:rsid="02f59f6a"/>
    </style:style>
    <style:style style:name="T32" style:family="text">
      <style:text-properties officeooo:rsid="02f75316"/>
    </style:style>
    <style:style style:name="T33" style:family="text">
      <style:text-properties style:text-position="super 58%" fo:font-weight="normal" officeooo:rsid="02f75316" style:font-weight-asian="normal" style:font-weight-complex="normal"/>
    </style:style>
    <style:style style:name="T34" style:family="text">
      <style:text-properties style:text-position="super 58%" fo:font-weight="normal" officeooo:rsid="02f8b86b" style:font-weight-asian="normal" style:font-weight-complex="normal"/>
    </style:style>
    <style:style style:name="T35" style:family="text">
      <style:text-properties style:text-position="super 58%" officeooo:rsid="02f815ab"/>
    </style:style>
    <style:style style:name="T36" style:family="text">
      <style:text-properties style:text-position="super 58%" officeooo:rsid="02fc9800"/>
    </style:style>
    <style:style style:name="T37" style:family="text">
      <style:text-properties officeooo:rsid="02f815ab"/>
    </style:style>
    <style:style style:name="T38" style:family="text">
      <style:text-properties officeooo:rsid="02f92b32"/>
    </style:style>
    <style:style style:name="T39" style:family="text">
      <style:text-properties officeooo:rsid="02f9dc04"/>
    </style:style>
    <style:style style:name="T40" style:family="text">
      <style:text-properties fo:font-style="italic"/>
    </style:style>
    <style:style style:name="T41" style:family="text">
      <style:text-properties fo:font-style="normal" officeooo:rsid="02f9dc04" style:font-style-asian="normal" style:font-style-complex="normal"/>
    </style:style>
    <style:style style:name="T42" style:family="text">
      <style:text-properties officeooo:rsid="02fc9800"/>
    </style:style>
    <style:style style:name="T43" style:family="text">
      <style:text-properties officeooo:rsid="0302cce5"/>
    </style:style>
    <style:style style:name="T44" style:family="text">
      <style:text-properties officeooo:rsid="030481c1"/>
    </style:style>
    <style:style style:name="T45" style:family="text">
      <style:text-properties officeooo:rsid="030621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1">1 May</text:span> 201<text:span text:style-name="T30">9</text:span></text:p>
      <text:p text:style-name="P4"><text:span text:style-name="T2">[0]</text:span><text:span text:style-name="T29"> Blimey is that the time? Ok yep here on BCB Radio 106.6fm it's yer IT Stuff, technology news and opinions on the news and opinions on the opinions on the news, and then it's just cynics all the way down really. Let's meet the surprise team, the surprise is there is no surprise: Kriss and Shi, and I'm Jimmy Carter. Huawei the lads! And as usual at the end of the show we'll have yet another go at getting this show banned forever.</text:span></text:p>
      <text:p text:style-name="P7"><text:span text:style-name="T3">[2 Min]</text:span><text:span text:style-name="T15"> </text:span><text:span text:style-name="T16">Let's start with the world of evil. Don't be evil Google! </text:span><text:span text:style-name="T4">[</text:span><text:span text:style-name="T5">NEW</text:span><text:span text:style-name="T4">EVIL]</text:span><text:span text:style-name="T16"> </text:span><text:span text:style-name="T27">We have so much evil this month. </text:span><text:span text:style-name="T25">So in</text:span><text:span text:style-name="T19"> the last show we mentioned the Google </text:span><text:span text:style-name="T25">Artificial Intelligence E</text:span><text:span text:style-name="T19">thics </text:span><text:span text:style-name="T25">Council</text:span><text:span text:style-name="T19"> that was stacked with evil people. Well basically, Google </text:span><text:span text:style-name="T20">corporate </text:span><text:span text:style-name="T19">reconsidered and dumped it. Result! so now there's no </text:span><text:span text:style-name="T25">AI Ethics Council</text:span><text:span text:style-name="T19">. Hmmm. Other evil is </text:span><text:span text:style-name="T25">still </text:span><text:span text:style-name="T19">available, specially at Facebook, </text:span><text:span text:style-name="T23">where </text:span><text:span text:style-name="T24">a research group at Cisco found at least 74 groups devoted to carding phishing and spamming</text:span><text:span text:style-name="T23">. </text:span><text:span text:style-name="T24">Actual criminals in plain sight. Facebook said: “These Groups violated our policies against spam and financial fraud and we removed them. We know we need to be more vigilant and we're investing heavily to fight this type of activity”. That's the same Facebook that's facing a five billion fine in the States over contraventions of the privacy agreement they made back in 2011. Oh, and </text:span><text:span text:style-name="T25">it accidentally harvested 1 1/2 million users' contact data without consent. </text:span><text:span text:style-name="T26">But it's not all bad at Facebook. They're using AI to work out who might be dead, so that Facebook stops suggesting you invite them to your parties. Finally, the US State of Illinois proposed a law against having tech firms secretly recording audio from devices in your home. Go on, guess who started lobbying against it. Google and Amazon.</text:span></text:p>
      <text:p text:style-name="P14"><text:span text:style-name="T26">W</text:span><text:span text:style-name="T14">hat about Apple and Microsoft? haven't they done anything evil this month? Well Apple have recalled a load of dangerous UK mains plugs sold before 2010. And Microsoft are going to put MS Paint back in the next release of Windows 10. That's evil.</text:span></text:p>
      <text:p text:style-name="P5"><text:span text:style-name="T3">[</text:span><text:span text:style-name="T11">7</text:span><text:span text:style-name="T7"> Min]</text:span><text:span text:style-name="T22"> </text:span><text:span text:style-name="T19">Cryptocurrency news, </text:span><text:span text:style-name="T20">you might not be familiar with the concept of a Stablecoin, specifically there's one called Tether where each coin is backed by an actual dollar in an actual bank, so nothing can possibly go wrong. Yeah. Well about that, the New York Attorney General is suing Tether cos they swapped $625M real cash for an IOU to cover a liquidity crisis at Bitfinex, which was caused by a dodgy Panamanian </text:span><text:span text:style-name="T21">payment processor</text:span><text:span text:style-name="T20"> Crypto Capital </text:span><text:span text:style-name="T21">having $850M assets “seized and safeguarded”. All this happened without one word to the punters. For balance Tether says the court papers are “written in bad faith and are riddled with false assertions” </text:span><text:span text:style-name="T26">Elsewhere, the Chinese government is thinking about banning bitcoin mining.</text:span><text:span text:style-name="T27"> I wonder why?</text:span></text:p>
      <text:p text:style-name="P3"><text:span text:style-name="T1">[</text:span><text:span text:style-name="T11">9</text:span><text:span text:style-name="T1"> Min]</text:span><text:span text:style-name="T14"> </text:span><text:span text:style-name="T19">Smut news! The Great British Porn Cockup will officially be getting between you and your <text:s/>tissues from July 15</text:span><text:span text:style-name="T33">th</text:span><text:span text:style-name="T19"> that's St Swithin's day, and as the old saying goes if St Swithin's day is dry there'll be no more wetness for forty days and forty nights, until you get your VPN sorted out.</text:span></text:p>
      <text:p text:style-name="P6"><text:span text:style-name="T9">[</text:span><text:span text:style-name="T11">11</text:span><text:span text:style-name="T9"> Min]</text:span><text:span text:style-name="T19"> </text:span><text:span text:style-name="T23">Public Display of Incompetence of the Month goes to the BT Tower in That London. It's got a huuuge round display thing at the top 189 metres up, err sadly on the 8</text:span><text:span text:style-name="T34">th</text:span><text:span text:style-name="T23"> April it read “Choose operating system to start or press TAB to select a tool: (Use arrow keys to highlight your choice and then press ENTER)”. BT later said “a technical issue caused the infoband on the BT Tower to display an error message which has now been fixed”. </text:span></text:p>
      <text:p text:style-name="P17"><text:span text:style-name="T23">R</text:span><text:span text:style-name="T14">unner up: </text:span><text:span text:style-name="T27">the male harassers of </text:span><text:span text:style-name="T14">Katie Bouman</text:span><text:span text:style-name="T27">, the Harvard postdoc astrophysicist aand software engineer behind the recent imaging of a black hole. Her harassers said a bloke did all the work. No, said the bloke they fingered, Andrew Chael, and by the way I’m not the male chauvinist pig you’re looking for cos I’m gay, he said, and can I interest you in my hobby of musical theatre?</text:span></text:p>
      <text:p text:style-name="P16"><text:span text:style-name="T1">[1</text:span><text:span text:style-name="T11">3</text:span><text:span text:style-name="T1"> Min]</text:span> <text:span text:style-name="T37">Y</text:span>ou're <text:span text:style-name="T37">still</text:span> listening to <text:span text:style-name="T37">IT Stuff on BCB Radio 106.6fm, thank you for your inertia. It's time for Anniversary Corner! </text:span><text:span text:style-name="T8">[YOUPOOP]</text:span><text:span text:style-name="T37"> And Shi hasn't done the wrong jingle, cos it's Youtube's 14</text:span><text:span text:style-name="T35">th</text:span><text:span text:style-name="T37"> Birthday. Here's the first ever Youtube, 7 seconds entitled </text:span><text:span text:style-name="T8">[Me At The Zoo] </text:span></text:p>
      <text:p text:style-name="P18">Nearly 68 million views! Bit controversial though - a report this month from Bloomberg says that Youtube employees have spent years raising concerns about toxic content on the site, but executives <text:soft-page-break/>were overruling them because of fear of throttling engagement. That's not the only problem, Youtube's AI thought for a while that videos of Notre Dame burning were actually 9-11 videos.<text:span text:style-name="T44"> Another anniversary, in 1993 CERN released the World Wide Web to the public.</text:span></text:p>
      <text:p text:style-name="P2">[16 Min]<text:span text:style-name="T14"> Also it's the tenth birthday of Kickstarter. Which brings us on to World of Stuff! </text:span>[STUFF]</text:p>
      <text:p text:style-name="P15">The Atomic Pi is a high powered alternative to the Raspberry Pi - Intel Atom based, 2Gb memory, decent GPU bluetooth Gigabyte Ethernet realtime clock conventional bios and will even run Windows. $35. except -- it's sold out now!</text:p>
      <text:p text:style-name="P10"><text:span text:style-name="T6">[</text:span><text:span text:style-name="T10">1</text:span><text:span text:style-name="T13">8</text:span><text:span text:style-name="T6"> Min]</text:span><text:span text:style-name="T17"> </text:span><text:span text:style-name="T18">Local Events Badonkadonk Weds</text:span><text:span text:style-name="T28"> * May</text:span><text:span text:style-name="T18"> &amp; Coder Dojo just missed it so </text:span><text:span text:style-name="T28">25th May. </text:span></text:p>
      <text:p text:style-name="P13"><text:span text:style-name="T18">H</text:span><text:span text:style-name="T14">ere also, sadly, is a local non-event. Fablab Airedale has been closed down </text:span><text:span text:style-name="T28">by Leeds College, and this also affects the Star Centre. They’re looking for a new home! Halp!</text:span></text:p>
      <text:p text:style-name="P19"><text:span text:style-name="T1">[2</text:span><text:span text:style-name="T12">1</text:span><text:span text:style-name="T1"> Min]</text:span> <text:span text:style-name="T38">And finally, G</text:span>o <text:span text:style-name="T38">H</text:span>ome Elon you’re drunk: <text:span text:style-name="T32">nowt. He's on his best behaviour after agreement was reached with American financial regulators over his erratic tweets about Tesla. So in substitute we've got a new feature “</text:span>Sit down, Linus, you're upsetting people<text:span text:style-name="T32">”, cos Linus Torvalds said this month: “</text:span>I absolutely detest modern "<text:span text:style-name="Emphasis">social media</text:span>" -- Twitter, Facebook, Instagram. It's a disease. It seems to encourage<text:span text:style-name="T45"> </text:span>bad behaviour<text:span text:style-name="T45">. </text:span>Add in anonymity, and it's just disgusting. When you don't even put your real name on your garbage (or the garbage you share or like), it really doesn't help<text:span text:style-name="T45">”</text:span></text:p>
      <text:p text:style-name="P8"><text:span text:style-name="T12">[22 Min]</text:span><text:span text:style-name="T43"> </text:span>And finally finally our Music slot, <text:span text:style-name="T42">three things on the agenda. Y</text:span>ou'll recall last month Myspace had lost up to 50 Million music tracks, well an anonymous research organisation has turned up maybe half a million pre 2010 tracks and sent it to the Internet Archive (archive.org). So that's all right then. </text:p>
      <text:p text:style-name="P12"><text:span text:style-name="T42">And secondly, we regularly draw your attention to AI-generated art, well here's a special treat for everybody. </text:span>RELENTLESS DOPPELGANGER <text:span text:style-name="T42">is neural net generated death metal, live streamed on You Tube. It's been going continually since 24</text:span><text:span text:style-name="T36">th</text:span><text:span text:style-name="T42"> March, and it'll go on forever if you let it, always changing but always the same. So we're going to play out on some of that.</text:span></text:p>
      <text:p text:style-name="P9"><text:span text:style-name="T38">And thirdly, this month the EU has passed a new law mandating that terrorist content on the web should be taken down within an hour of being notified. Funnily enough they also demonstrated why this is a stinking idea, because the French sent a massive terrorist takedown notice to the Internet Archive naming loads of obviously non-terrorist content. Other stuff included was, I'm not making this up, </text:span><text:span text:style-name="T40">The Tale of Peter Rabbit</text:span> and <text:span text:style-name="T40">Alice in Wonderland </text:span><text:span text:style-name="T41">on Project Gutenberg. </text:span><text:span text:style-name="T39">When you're given just one hour to comply, what can you do? I mean, it's not like the French would make a mistake? So after the death metal we're gonna play out the banned Grateful Dead live set from 1972, for Patrick Volkerding here's Dark Star. It's a 27 minute track, so we might have to fade it. Tarra!</text:span></text:p>
      <text:p text:style-name="P11"><text:span text:style-name="T1">[MAYMUSIC]</text:span><text:line-break/>RELENTLESS DOPPELGANGER <text:a xlink:type="simple" xlink:href="https://www.youtube.com/watch?v=CNNmBtNcccE" text:style-name="Internet_20_link" text:visited-style-name="Visited_20_Internet_20_Link">https://www.youtube.com/watch?v=CNNmBtNcccE</text:a><text:line-break/>Grateful Dead: Dark Star <text:a xlink:type="simple" xlink:href="https://archive.org/details/gd72-08-21.sbd.hamilton.150.sbeok.shnf/gd72-08-21d3t01.shn" text:style-name="Internet_20_link" text:visited-style-name="Visited_20_Internet_20_Link">https://archive.org/details/gd72-08-21.sbd.hamilton.150.sbeok.shnf/gd72-08-21d3t01.sh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5-01T13:32:51.651868248</dc:date>
    <meta:editing-duration>PT18H12M55S</meta:editing-duration>
    <meta:editing-cycles>144</meta:editing-cycles>
    <meta:generator>LibreOffice/6.0.5.2$Linux_X86_64 LibreOffice_project/00m0$Build-2</meta:generator>
    <meta:document-statistic meta:table-count="0" meta:image-count="0" meta:object-count="0" meta:page-count="2" meta:paragraph-count="19" meta:word-count="1270" meta:character-count="7429" meta:non-whitespace-character-count="6173"/>
  </office:meta>
</office:document-meta>
</file>